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Padrão_5f_1_5f_1">
      <style:graphic-properties draw:textarea-vertical-align="middle"/>
    </style:style>
    <style:style style:name="gr2" style:family="graphic" style:parent-style-name="Padrão_5f_1_5f_1">
      <style:graphic-properties draw:textarea-horizontal-align="justify" draw:textarea-vertical-align="middle" draw:auto-grow-height="false" fo:min-height="1.525cm" fo:min-width="1.27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25cm" fo:min-width="1.273cm"/>
    </style:style>
    <style:style style:name="gr4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161cm" fo:min-width="0.92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02cm" fo:min-width="0.966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Padrão_5f_1_5f_1">
      <style:graphic-properties draw:textarea-horizontal-align="justify" draw:textarea-vertical-align="middle" draw:auto-grow-height="false" fo:min-height="1.502cm" fo:min-width="0.966cm"/>
      <style:paragraph-properties style:writing-mode="lr-tb"/>
    </style:style>
    <style:style style:name="gr9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3.813cm"/>
      <style:paragraph-properties style:writing-mode="lr-tb"/>
    </style:style>
    <style:style style:name="gr10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2.442cm"/>
      <style:paragraph-properties style:writing-mode="lr-tb"/>
    </style:style>
    <style:style style:name="gr11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6cm" fo:min-width="1.081cm"/>
      <style:paragraph-properties style:writing-mode="lr-tb"/>
    </style:style>
    <style:style style:name="gr12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1.083cm"/>
      <style:paragraph-properties style:writing-mode="lr-tb"/>
    </style:style>
    <style:style style:name="gr13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14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1.081cm"/>
      <style:paragraph-properties style:writing-mode="lr-tb"/>
    </style:style>
    <style:style style:name="gr15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748cm" fo:min-width="1.083cm"/>
      <style:paragraph-properties style:writing-mode="lr-tb"/>
    </style:style>
    <style:style style:name="gr16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1.082cm"/>
      <style:paragraph-properties style:writing-mode="lr-tb"/>
    </style:style>
    <style:style style:name="gr17" style:family="graphic" style:parent-style-name="Padrão_5f_1_5f_1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3.202cm" fo:min-width="1.036cm"/>
      <style:paragraph-properties style:writing-mode="lr-tb"/>
    </style:style>
    <style:style style:name="gr19" style:family="graphic" style:parent-style-name="Objeto_20_sem_20_preenchimento_5f_1">
      <style:graphic-properties draw:marker-end="Arrow" draw:marker-end-width="0.3cm" draw:fill="none" draw:textarea-vertical-align="middle"/>
    </style:style>
    <style:style style:name="gr20" style:family="graphic" style:parent-style-name="Padrão_5f_1_5f_1">
      <style:graphic-properties draw:stroke="none" draw:fill="none" fo:min-height="1.15cm"/>
      <style:paragraph-properties style:writing-mode="lr-tb"/>
    </style:style>
    <style:style style:name="gr21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6cm" fo:min-width="1cm"/>
      <style:paragraph-properties style:writing-mode="lr-tb"/>
    </style:style>
    <style:style style:name="gr22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0.989cm" fo:min-width="1.459cm"/>
      <style:paragraph-properties style:writing-mode="lr-tb"/>
    </style:style>
    <style:style style:name="gr23" style:family="graphic" style:parent-style-name="Objeto_20_sem_20_preenchimento_5f_1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4" style:family="graphic" style:parent-style-name="Objeto_20_sem_20_preenchimento_5f_1">
      <style:graphic-properties svg:stroke-color="#000000" draw:marker-end="Arrow" draw:marker-end-width="0.3cm" draw:fill="solid" draw:textarea-vertical-align="middle"/>
    </style:style>
    <style:style style:name="gr25" style:family="graphic" style:parent-style-name="Padrão_5f_1">
      <style:graphic-properties draw:textarea-vertical-align="middle"/>
    </style:style>
    <style:style style:name="gr26" style:family="graphic" style:parent-style-name="Padrão_5f_1">
      <style:graphic-properties draw:stroke="none" svg:stroke-color="#000000" draw:fill="none" draw:fill-color="#ffffff" fo:min-height="2.134cm"/>
      <style:paragraph-properties style:writing-mode="lr-tb"/>
    </style:style>
    <style:style style:name="gr27" style:family="graphic" style:parent-style-name="Padrão_5f_1">
      <style:graphic-properties draw:stroke="none" svg:stroke-color="#000000" draw:fill="none" draw:fill-color="#ffffff" fo:min-height="0.85cm"/>
      <style:paragraph-properties style:writing-mode="lr-tb"/>
    </style:style>
    <style:style style:name="gr28" style:family="graphic" style:parent-style-name="Padrão_5f_1">
      <style:graphic-properties draw:stroke="none" svg:stroke-color="#000000" draw:fill="none" draw:fill-color="#ffffff" fo:min-height="1.423cm"/>
      <style:paragraph-properties style:writing-mode="lr-tb"/>
    </style:style>
    <style:style style:name="gr29" style:family="graphic" style:parent-style-name="Padrão_5f_1">
      <style:graphic-properties draw:stroke="none" svg:stroke-color="#000000" draw:fill="none" draw:fill-color="#ffffff" fo:min-height="0.75cm"/>
      <style:paragraph-properties style:writing-mode="lr-tb"/>
    </style:style>
    <style:style style:name="gr30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6cm" fo:min-width="3.641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style:paragraph-properties fo:text-align="center" style:writing-mode="lr-tb"/>
      <style:text-properties fo:font-size="18pt" fo:language="en" fo:country="GB"/>
    </style:style>
    <style:style style:name="P6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solid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connector draw:style-name="gr1" draw:text-style-name="P1" draw:layer="layout" svg:x1="10.339cm" svg:y1="5.391cm" svg:x2="8.4cm" svg:y2="6.881cm" draw:start-shape="id1" draw:start-glue-point="3" draw:end-shape="id2" draw:end-glue-point="4" svg:d="M10339 5391h-1939v1490" svg:viewBox="0 0 1940 1491">
          <text:p/>
        </draw:connector>
        <draw:connector draw:style-name="gr1" draw:text-style-name="P1" draw:layer="layout" svg:x1="8.4cm" svg:y1="9.39cm" svg:x2="10.401cm" svg:y2="10.691cm" draw:start-shape="id2" draw:start-glue-point="8" draw:end-shape="id3" draw:end-glue-point="3" svg:d="M8400 9390v1301h2001" svg:viewBox="0 0 2002 1302">
          <text:p/>
        </draw:connector>
        <draw:connector draw:style-name="gr1" draw:text-style-name="P1" draw:layer="layout" svg:x1="21.394cm" svg:y1="14.739cm" svg:x2="15.19cm" svg:y2="15.322cm" draw:start-shape="id4" draw:start-glue-point="2" draw:end-shape="id5" draw:end-glue-point="6" svg:d="M21394 14739v1084h-6204v-501" svg:viewBox="0 0 6205 1085">
          <text:p/>
        </draw:connector>
        <draw:connector draw:style-name="gr1" draw:text-style-name="P1" draw:layer="layout" svg:x1="13.363cm" svg:y1="10.691cm" svg:x2="16.801cm" svg:y2="10.758cm" draw:start-shape="id3" draw:start-glue-point="1" draw:end-shape="id6" draw:end-glue-point="3" svg:d="M13363 10691h1719v67h1719" svg:viewBox="0 0 3439 68">
          <text:p/>
        </draw:connector>
        <draw:connector draw:style-name="gr1" draw:text-style-name="P1" draw:layer="layout" svg:x1="15.219cm" svg:y1="9.953cm" svg:x2="16.801cm" svg:y2="10.758cm" draw:start-shape="id7" draw:start-glue-point="2" draw:end-shape="id6" draw:end-glue-point="3" svg:d="M15219 9953v805h1582" svg:viewBox="0 0 1583 806">
          <text:p/>
        </draw:connector>
        <draw:connector draw:style-name="gr1" draw:text-style-name="P1" draw:layer="layout" svg:x1="16.739cm" svg:y1="5.358cm" svg:x2="15.219cm" svg:y2="6.725cm" draw:start-shape="id8" draw:start-glue-point="3" draw:end-shape="id7" draw:end-glue-point="0" svg:d="M16739 5358h-1520v1367" svg:viewBox="0 0 1521 1368">
          <text:p/>
        </draw:connector>
        <draw:custom-shape draw:style-name="gr2" draw:text-style-name="P2" xml:id="id2" draw:id="id2" draw:layer="layout" svg:width="2.508cm" svg:height="2.509cm" svg:x="7.146cm" svg:y="6.881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3" draw:text-style-name="P1" draw:layer="layout" svg:width="2.507cm" svg:height="2.509cm" svg:x="20.141cm" svg:y="12.22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1.395cm" svg:y1="14.321cm" svg:x2="21.395cm" svg:y2="12.599cm">
            <text:p/>
          </draw:line>
        </draw:g>
        <draw:frame draw:style-name="gr5" draw:text-style-name="P4" draw:layer="layout" svg:width="1.428cm" svg:height="1.411cm" svg:x="5.383cm" svg:y="7.153cm">
          <draw:text-box>
            <text:p><text:span text:style-name="T1">V</text:span><text:span text:style-name="T2">a</text:span></text:p>
          </draw:text-box>
        </draw:frame>
        <draw:g xml:id="id9" draw:id="id9">
          <draw:custom-shape draw:style-name="gr6" draw:text-style-name="P1" draw:layer="layout" svg:width="2.931cm" svg:height="3.503cm" svg:x="19.911cm" svg:y="6.32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3" draw:layer="layout" svg:x1="21.373cm" svg:y1="7.339cm" svg:x2="21.373cm" svg:y2="9.061cm">
            <text:p/>
          </draw:line>
        </draw:g>
        <draw:custom-shape draw:style-name="gr8" draw:text-style-name="P5" xml:id="id5" draw:id="id5" draw:layer="layout" svg:width="2.93cm" svg:height="3.503cm" svg:x="13.725cm" svg:y="11.819cm">
          <text:p text:style-name="P5"><text:span text:style-name="T3">+</text:span></text:p>
          <text:p text:style-name="P5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6" draw:layer="layout" svg:width="4.313cm" svg:height="1.517cm" svg:x="16.187cm" svg:y="13.883cm">
          <draw:text-box>
            <text:p><text:span text:style-name="T4">V</text:span><text:span text:style-name="T5">c</text:span><text:span text:style-name="T4"> </text:span><text:span text:style-name="T3"><text:s/></text:span></text:p>
          </draw:text-box>
        </draw:frame>
        <draw:connector draw:style-name="gr1" draw:text-style-name="P7" draw:layer="layout" svg:x1="13.363cm" svg:y1="10.691cm" svg:x2="15.19cm" svg:y2="11.819cm" draw:start-shape="id3" draw:start-glue-point="1" draw:end-shape="id5" draw:end-glue-point="4" svg:d="M13363 10691h1827v1128" svg:viewBox="0 0 1828 1129">
          <text:p/>
        </draw:connector>
        <draw:connector draw:style-name="gr1" draw:text-style-name="P7" draw:layer="layout" svg:x1="13.801cm" svg:y1="5.391cm" svg:x2="16.739cm" svg:y2="5.358cm" draw:start-shape="id1" draw:start-glue-point="1" draw:end-shape="id8" draw:end-glue-point="3" svg:d="M13801 5391h1469v-33h1469" svg:viewBox="0 0 2939 34">
          <text:p/>
        </draw:connector>
        <draw:connector draw:style-name="gr1" draw:text-style-name="P7" draw:layer="layout" svg:x1="19.801cm" svg:y1="10.758cm" svg:x2="21.394cm" svg:y2="12.23cm" draw:start-shape="id6" draw:start-glue-point="1" draw:end-shape="id4" draw:end-glue-point="0" svg:d="M19801 10758h1593v1472" svg:viewBox="0 0 1594 1473">
          <text:p/>
        </draw:connector>
        <draw:connector draw:style-name="gr1" draw:text-style-name="P7" draw:layer="layout" svg:x1="19.701cm" svg:y1="5.358cm" svg:x2="21.376cm" svg:y2="6.322cm" draw:start-shape="id8" draw:start-glue-point="1" draw:end-shape="id9" draw:end-glue-point="0" svg:d="M19701 5358h1675v964" svg:viewBox="0 0 1676 965">
          <text:p/>
        </draw:connector>
        <draw:connector draw:style-name="gr1" draw:text-style-name="P7" draw:layer="layout" svg:x1="21.376cm" svg:y1="9.825cm" svg:x2="21.394cm" svg:y2="12.23cm" draw:start-shape="id9" draw:start-glue-point="2" draw:end-shape="id4" draw:end-glue-point="0" svg:d="M21376 9825v1202h18v1203" svg:viewBox="0 0 19 2406">
          <text:p/>
        </draw:connector>
        <draw:connector draw:style-name="gr1" draw:text-style-name="P7" draw:layer="layout" svg:x1="13.2cm" svg:y1="16.466cm" svg:x2="15.19cm" svg:y2="15.322cm" draw:start-shape="id10" draw:start-glue-point="1" draw:end-shape="id5" draw:end-glue-point="6" svg:d="M13200 16466h1990v-1144" svg:viewBox="0 0 1991 1145">
          <text:p/>
        </draw:connector>
        <draw:connector draw:style-name="gr1" draw:text-style-name="P7" draw:layer="layout" svg:x1="8.292cm" svg:y1="12.325cm" svg:x2="10.401cm" svg:y2="10.691cm" draw:start-shape="id11" draw:start-glue-point="0" draw:end-shape="id3" draw:end-glue-point="3" svg:d="M8292 12325v-1634h2109" svg:viewBox="0 0 2110 1635">
          <text:p/>
        </draw:connector>
        <draw:connector draw:style-name="gr1" draw:text-style-name="P7" draw:layer="layout" svg:x1="8.292cm" svg:y1="15.044cm" svg:x2="10.238cm" svg:y2="16.466cm" draw:start-shape="id11" draw:start-glue-point="2" draw:end-shape="id10" draw:end-glue-point="3" svg:d="M8292 15044v1422h1946" svg:viewBox="0 0 1947 1423">
          <text:p/>
        </draw:connector>
        <draw:frame draw:style-name="gr10" draw:text-style-name="P6" draw:layer="layout" svg:width="2.942cm" svg:height="1.517cm" svg:x="22.75cm" svg:y="13.014cm">
          <draw:text-box>
            <text:p><text:span text:style-name="T3">I</text:span><text:span text:style-name="T6">d</text:span></text:p>
          </draw:text-box>
        </draw:frame>
        <draw:frame draw:style-name="gr11" draw:text-style-name="P8" draw:layer="layout" svg:width="1.581cm" svg:height="1.516cm" svg:x="11.401cm" svg:y="5.625cm">
          <draw:text-box>
            <text:p>R<text:span text:style-name="T7">1</text:span></text:p>
          </draw:text-box>
        </draw:frame>
        <draw:frame draw:style-name="gr12" draw:text-style-name="P8" draw:layer="layout" svg:width="1.583cm" svg:height="1.517cm" svg:x="17.495cm" svg:y="10.911cm">
          <draw:text-box>
            <text:p>R<text:span text:style-name="T7">5</text:span></text:p>
          </draw:text-box>
        </draw:frame>
        <draw:frame draw:style-name="gr13" draw:text-style-name="P8" draw:layer="layout" svg:width="1.582cm" svg:height="1.517cm" svg:x="11.147cm" svg:y="11.13cm">
          <draw:text-box>
            <text:p>R<text:span text:style-name="T7">4</text:span></text:p>
          </draw:text-box>
        </draw:frame>
        <draw:frame draw:style-name="gr14" draw:text-style-name="P8" draw:layer="layout" svg:width="1.581cm" svg:height="1.517cm" svg:x="15.768cm" svg:y="6.851cm">
          <draw:text-box>
            <text:p>R<text:span text:style-name="T7">3</text:span></text:p>
          </draw:text-box>
        </draw:frame>
        <draw:frame draw:style-name="gr15" draw:text-style-name="P8" draw:layer="layout" svg:width="1.583cm" svg:height="1.998cm" svg:x="17.401cm" svg:y="5.627cm">
          <draw:text-box>
            <text:p>R<text:span text:style-name="T7">2</text:span></text:p>
          </draw:text-box>
        </draw:frame>
        <draw:frame draw:style-name="gr16" draw:text-style-name="P8" draw:layer="layout" svg:width="1.582cm" svg:height="1.517cm" svg:x="6.801cm" svg:y="13.125cm">
          <draw:text-box>
            <text:p>R<text:span text:style-name="T7">6</text:span></text:p>
          </draw:text-box>
        </draw:frame>
        <draw:custom-shape draw:style-name="gr17" draw:text-style-name="P7" draw:layer="layout" svg:width="0.319cm" svg:height="0.351cm" svg:x="15.019cm" svg:y="10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318cm" svg:height="0.352cm" svg:x="21.148cm" svg:y="10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319cm" svg:height="0.351cm" svg:x="15.02cm" svg:y="5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13" draw:id="id13" draw:layer="layout" svg:width="0.318cm" svg:height="0.352cm" svg:x="8.213cm" svg:y="10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1.536cm" svg:height="3.452cm" svg:x="13.666cm" svg:y="6.856cm">
          <draw:text-box>
            <text:p>+</text:p>
            <text:p>V<text:span text:style-name="T7">b</text:span></text:p>
            <text:p>-</text:p>
          </draw:text-box>
        </draw:frame>
        <draw:line draw:style-name="gr19" draw:text-style-name="P9" draw:layer="layout" svg:x1="9.101cm" svg:y1="12.356cm" svg:x2="9.101cm" svg:y2="14.925cm">
          <text:p/>
        </draw:line>
        <draw:frame draw:style-name="gr20" draw:text-style-name="P10" draw:layer="layout" svg:width="0.9cm" svg:height="1.4cm" svg:x="9.101cm" svg:y="12.625cm">
          <draw:text-box>
            <text:p><text:span text:style-name="T4">I</text:span><text:span text:style-name="T5">c</text:span></text:p>
          </draw:text-box>
        </draw:frame>
        <draw:frame draw:style-name="gr21" draw:text-style-name="P8" draw:layer="layout" svg:width="1.5cm" svg:height="1.516cm" svg:x="11.101cm" svg:y="16.409cm">
          <draw:text-box>
            <text:p>R<text:span text:style-name="T7">7</text:span></text:p>
          </draw:text-box>
        </draw:frame>
        <draw:line draw:style-name="gr19" draw:text-style-name="P9" draw:layer="layout" svg:x1="15.916cm" svg:y1="7.008cm" svg:x2="15.916cm" svg:y2="9.45cm">
          <text:p/>
        </draw:line>
        <draw:frame draw:style-name="gr22" draw:text-style-name="P6" draw:layer="layout" svg:width="1.959cm" svg:height="1.239cm" svg:x="15.871cm" svg:y="8.008cm">
          <draw:text-box>
            <text:p><text:span text:style-name="T3">I</text:span><text:span text:style-name="T6">3</text:span></text:p>
          </draw:text-box>
        </draw:frame>
        <draw:g xml:id="id1" draw:id="id1">
          <draw:line draw:style-name="gr23" draw:text-style-name="P9" draw:layer="layout" svg:x1="10.339cm" svg:y1="5.354cm" svg:x2="10.618cm" svg:y2="4.858cm">
            <text:p/>
          </draw:line>
          <draw:line draw:style-name="gr23" draw:text-style-name="P9" draw:layer="layout" svg:x1="11.198cm" svg:y1="5.868cm" svg:x2="10.612cm" svg:y2="4.859cm">
            <text:p/>
          </draw:line>
          <draw:line draw:style-name="gr23" draw:text-style-name="P9" draw:layer="layout" svg:x1="12.346cm" svg:y1="5.925cm" svg:x2="12.932cm" svg:y2="4.916cm">
            <text:p/>
          </draw:line>
          <draw:line draw:style-name="gr23" draw:text-style-name="P9" draw:layer="layout" svg:x1="11.17cm" svg:y1="5.892cm" svg:x2="11.756cm" svg:y2="4.883cm">
            <text:p/>
          </draw:line>
          <draw:line draw:style-name="gr23" draw:text-style-name="P9" draw:layer="layout" svg:x1="12.371cm" svg:y1="5.919cm" svg:x2="11.785cm" svg:y2="4.91cm">
            <text:p/>
          </draw:line>
          <draw:line draw:style-name="gr23" draw:text-style-name="P9" draw:layer="layout" svg:x1="13.533cm" svg:y1="5.92cm" svg:x2="12.947cm" svg:y2="4.911cm">
            <text:p/>
          </draw:line>
          <draw:line draw:style-name="gr23" draw:text-style-name="P9" draw:layer="layout" svg:x1="13.522cm" svg:y1="5.87cm" svg:x2="13.801cm" svg:y2="5.374cm">
            <text:p/>
          </draw:line>
        </draw:g>
        <draw:g xml:id="id6" draw:id="id6">
          <draw:line draw:style-name="gr23" draw:text-style-name="P9" draw:layer="layout" svg:x1="16.801cm" svg:y1="10.721cm" svg:x2="17.043cm" svg:y2="10.225cm">
            <text:p/>
          </draw:line>
          <draw:line draw:style-name="gr23" draw:text-style-name="P9" draw:layer="layout" svg:x1="17.546cm" svg:y1="11.235cm" svg:x2="17.038cm" svg:y2="10.226cm">
            <text:p/>
          </draw:line>
          <draw:line draw:style-name="gr23" draw:text-style-name="P9" draw:layer="layout" svg:x1="18.541cm" svg:y1="11.292cm" svg:x2="19.049cm" svg:y2="10.283cm">
            <text:p/>
          </draw:line>
          <draw:line draw:style-name="gr23" draw:text-style-name="P9" draw:layer="layout" svg:x1="17.521cm" svg:y1="11.259cm" svg:x2="18.029cm" svg:y2="10.25cm">
            <text:p/>
          </draw:line>
          <draw:line draw:style-name="gr23" draw:text-style-name="P9" draw:layer="layout" svg:x1="18.562cm" svg:y1="11.286cm" svg:x2="18.054cm" svg:y2="10.277cm">
            <text:p/>
          </draw:line>
          <draw:line draw:style-name="gr23" draw:text-style-name="P9" draw:layer="layout" svg:x1="19.569cm" svg:y1="11.287cm" svg:x2="19.061cm" svg:y2="10.278cm">
            <text:p/>
          </draw:line>
          <draw:line draw:style-name="gr23" draw:text-style-name="P9" draw:layer="layout" svg:x1="19.559cm" svg:y1="11.237cm" svg:x2="19.801cm" svg:y2="10.741cm">
            <text:p/>
          </draw:line>
        </draw:g>
        <draw:g xml:id="id8" draw:id="id8">
          <draw:line draw:style-name="gr23" draw:text-style-name="P9" draw:layer="layout" svg:x1="16.739cm" svg:y1="5.321cm" svg:x2="16.977cm" svg:y2="4.825cm">
            <text:p/>
          </draw:line>
          <draw:line draw:style-name="gr23" draw:text-style-name="P9" draw:layer="layout" svg:x1="17.474cm" svg:y1="5.835cm" svg:x2="16.973cm" svg:y2="4.826cm">
            <text:p/>
          </draw:line>
          <draw:line draw:style-name="gr23" draw:text-style-name="P9" draw:layer="layout" svg:x1="18.456cm" svg:y1="5.892cm" svg:x2="18.957cm" svg:y2="4.883cm">
            <text:p/>
          </draw:line>
          <draw:line draw:style-name="gr23" draw:text-style-name="P9" draw:layer="layout" svg:x1="17.45cm" svg:y1="5.859cm" svg:x2="17.951cm" svg:y2="4.85cm">
            <text:p/>
          </draw:line>
          <draw:line draw:style-name="gr23" draw:text-style-name="P9" draw:layer="layout" svg:x1="18.477cm" svg:y1="5.886cm" svg:x2="17.976cm" svg:y2="4.877cm">
            <text:p/>
          </draw:line>
          <draw:line draw:style-name="gr23" draw:text-style-name="P9" draw:layer="layout" svg:x1="19.471cm" svg:y1="5.887cm" svg:x2="18.97cm" svg:y2="4.878cm">
            <text:p/>
          </draw:line>
          <draw:line draw:style-name="gr23" draw:text-style-name="P9" draw:layer="layout" svg:x1="19.463cm" svg:y1="5.837cm" svg:x2="19.701cm" svg:y2="5.341cm">
            <text:p/>
          </draw:line>
        </draw:g>
        <draw:g xml:id="id3" draw:id="id3">
          <draw:line draw:style-name="gr23" draw:text-style-name="P9" draw:layer="layout" svg:x1="10.401cm" svg:y1="10.654cm" svg:x2="10.639cm" svg:y2="10.158cm">
            <text:p/>
          </draw:line>
          <draw:line draw:style-name="gr23" draw:text-style-name="P9" draw:layer="layout" svg:x1="11.136cm" svg:y1="11.168cm" svg:x2="10.635cm" svg:y2="10.159cm">
            <text:p/>
          </draw:line>
          <draw:line draw:style-name="gr23" draw:text-style-name="P9" draw:layer="layout" svg:x1="12.118cm" svg:y1="11.225cm" svg:x2="12.619cm" svg:y2="10.216cm">
            <text:p/>
          </draw:line>
          <draw:line draw:style-name="gr23" draw:text-style-name="P9" draw:layer="layout" svg:x1="11.112cm" svg:y1="11.192cm" svg:x2="11.613cm" svg:y2="10.183cm">
            <text:p/>
          </draw:line>
          <draw:line draw:style-name="gr23" draw:text-style-name="P9" draw:layer="layout" svg:x1="12.139cm" svg:y1="11.219cm" svg:x2="11.638cm" svg:y2="10.21cm">
            <text:p/>
          </draw:line>
          <draw:line draw:style-name="gr23" draw:text-style-name="P9" draw:layer="layout" svg:x1="13.133cm" svg:y1="11.22cm" svg:x2="12.632cm" svg:y2="10.211cm">
            <text:p/>
          </draw:line>
          <draw:line draw:style-name="gr23" draw:text-style-name="P9" draw:layer="layout" svg:x1="13.125cm" svg:y1="11.17cm" svg:x2="13.363cm" svg:y2="10.674cm">
            <text:p/>
          </draw:line>
        </draw:g>
        <draw:g xml:id="id10" draw:id="id10">
          <draw:line draw:style-name="gr23" draw:text-style-name="P9" draw:layer="layout" svg:x1="10.238cm" svg:y1="16.429cm" svg:x2="10.476cm" svg:y2="15.933cm">
            <text:p/>
          </draw:line>
          <draw:line draw:style-name="gr23" draw:text-style-name="P9" draw:layer="layout" svg:x1="10.973cm" svg:y1="16.943cm" svg:x2="10.472cm" svg:y2="15.934cm">
            <text:p/>
          </draw:line>
          <draw:line draw:style-name="gr23" draw:text-style-name="P9" draw:layer="layout" svg:x1="11.955cm" svg:y1="17cm" svg:x2="12.456cm" svg:y2="15.991cm">
            <text:p/>
          </draw:line>
          <draw:line draw:style-name="gr23" draw:text-style-name="P9" draw:layer="layout" svg:x1="10.949cm" svg:y1="16.967cm" svg:x2="11.45cm" svg:y2="15.958cm">
            <text:p/>
          </draw:line>
          <draw:line draw:style-name="gr23" draw:text-style-name="P9" draw:layer="layout" svg:x1="11.976cm" svg:y1="16.994cm" svg:x2="11.475cm" svg:y2="15.985cm">
            <text:p/>
          </draw:line>
          <draw:line draw:style-name="gr23" draw:text-style-name="P9" draw:layer="layout" svg:x1="12.97cm" svg:y1="16.995cm" svg:x2="12.469cm" svg:y2="15.986cm">
            <text:p/>
          </draw:line>
          <draw:line draw:style-name="gr23" draw:text-style-name="P9" draw:layer="layout" svg:x1="12.962cm" svg:y1="16.945cm" svg:x2="13.2cm" svg:y2="16.449cm">
            <text:p/>
          </draw:line>
        </draw:g>
        <draw:g xml:id="id11" draw:id="id11">
          <draw:line draw:style-name="gr23" draw:text-style-name="P9" draw:layer="layout" svg:x1="8.441cm" svg:y1="15.044cm" svg:x2="7.914cm" svg:y2="14.829cm">
            <text:p/>
          </draw:line>
          <draw:line draw:style-name="gr23" draw:text-style-name="P9" draw:layer="layout" svg:x1="8.857cm" svg:y1="14.365cm" svg:x2="7.916cm" svg:y2="14.833cm">
            <text:p/>
          </draw:line>
          <draw:line draw:style-name="gr23" draw:text-style-name="P9" draw:layer="layout" svg:x1="8.783cm" svg:y1="13.463cm" svg:x2="7.709cm" svg:y2="13.011cm">
            <text:p/>
          </draw:line>
          <draw:line draw:style-name="gr23" draw:text-style-name="P9" draw:layer="layout" svg:x1="8.883cm" svg:y1="14.387cm" svg:x2="7.809cm" svg:y2="13.935cm">
            <text:p/>
          </draw:line>
          <draw:line draw:style-name="gr23" draw:text-style-name="P9" draw:layer="layout" svg:x1="8.774cm" svg:y1="13.444cm" svg:x2="7.833cm" svg:y2="13.912cm">
            <text:p/>
          </draw:line>
          <draw:line draw:style-name="gr23" draw:text-style-name="P9" draw:layer="layout" svg:x1="8.642cm" svg:y1="12.531cm" svg:x2="7.701cm" svg:y2="12.999cm">
            <text:p/>
          </draw:line>
          <draw:line draw:style-name="gr23" draw:text-style-name="P9" draw:layer="layout" svg:x1="8.594cm" svg:y1="12.54cm" svg:x2="8.067cm" svg:y2="12.325cm">
            <text:p/>
          </draw:line>
        </draw:g>
        <draw:g xml:id="id7" draw:id="id7">
          <draw:line draw:style-name="gr23" draw:text-style-name="P9" draw:layer="layout" svg:x1="15.228cm" svg:y1="9.953cm" svg:x2="14.723cm" svg:y2="9.698cm">
            <text:p/>
          </draw:line>
          <draw:line draw:style-name="gr23" draw:text-style-name="P9" draw:layer="layout" svg:x1="15.714cm" svg:y1="9.146cm" svg:x2="14.724cm" svg:y2="9.702cm">
            <text:p/>
          </draw:line>
          <draw:line draw:style-name="gr23" draw:text-style-name="P9" draw:layer="layout" svg:x1="15.734cm" svg:y1="8.075cm" svg:x2="14.707cm" svg:y2="7.539cm">
            <text:p/>
          </draw:line>
          <draw:line draw:style-name="gr23" draw:text-style-name="P9" draw:layer="layout" svg:x1="15.738cm" svg:y1="9.173cm" svg:x2="14.711cm" svg:y2="8.637cm">
            <text:p/>
          </draw:line>
          <draw:line draw:style-name="gr23" draw:text-style-name="P9" draw:layer="layout" svg:x1="15.727cm" svg:y1="8.053cm" svg:x2="14.737cm" svg:y2="8.609cm">
            <text:p/>
          </draw:line>
          <draw:line draw:style-name="gr23" draw:text-style-name="P9" draw:layer="layout" svg:x1="15.691cm" svg:y1="6.97cm" svg:x2="14.701cm" svg:y2="7.526cm">
            <text:p/>
          </draw:line>
          <draw:line draw:style-name="gr23" draw:text-style-name="P9" draw:layer="layout" svg:x1="15.642cm" svg:y1="6.98cm" svg:x2="15.137cm" svg:y2="6.725cm">
            <text:p/>
          </draw:line>
        </draw:g>
        <draw:line draw:style-name="gr24" draw:text-style-name="P11" draw:layer="layout" svg:x1="13.701cm" svg:y1="4.425cm" svg:x2="10.701cm" svg:y2="4.425cm">
          <text:p/>
        </draw:line>
        <draw:line draw:style-name="gr24" draw:text-style-name="P11" draw:layer="layout" svg:x1="10.701cm" svg:y1="9.925cm" svg:x2="13.3cm" svg:y2="9.9cm">
          <text:p/>
        </draw:line>
        <draw:g xml:id="id12" draw:id="id12">
          <draw:line draw:style-name="gr23" draw:text-style-name="P9" draw:layer="layout" svg:x1="6.399cm" svg:y1="11.557cm" svg:x2="3.491cm" svg:y2="11.568cm">
            <text:p/>
          </draw:line>
          <draw:line draw:style-name="gr23" draw:text-style-name="P9" draw:layer="layout" svg:x1="6.4cm" svg:y1="11.551cm" svg:x2="3.492cm" svg:y2="11.562cm">
            <text:p/>
          </draw:line>
          <draw:line draw:style-name="gr23" draw:text-style-name="P9" draw:layer="layout" svg:x1="4.285cm" svg:y1="11.796cm" svg:x2="5.73cm" svg:y2="11.796cm">
            <text:p/>
          </draw:line>
          <draw:line draw:style-name="gr23" draw:text-style-name="P9" draw:layer="layout" svg:x1="4.675cm" svg:y1="12cm" svg:x2="5.369cm" svg:y2="12cm">
            <text:p/>
          </draw:line>
          <draw:line draw:style-name="gr23" draw:text-style-name="P9" draw:layer="layout" svg:x1="4.983cm" svg:y1="11.542cm" svg:x2="4.995cm" svg:y2="11.015cm">
            <text:p/>
          </draw:line>
        </draw:g>
        <draw:connector draw:style-name="gr25" draw:text-style-name="P7" draw:layer="layout" svg:x1="4.945cm" svg:y1="11.015cm" svg:x2="8.372cm" svg:y2="10.603cm" draw:start-shape="id12" draw:start-glue-point="0" draw:end-shape="id13" draw:end-glue-point="4" svg:d="M4945 11015v-913h3427v501" svg:viewBox="0 0 3428 914">
          <text:p/>
        </draw:connector>
        <draw:frame draw:style-name="gr26" draw:text-style-name="P8" draw:layer="layout" svg:width="2.1cm" svg:height="2.384cm" svg:x="4.1cm" svg:y="12.1cm">
          <draw:text-box>
            <text:p>GND</text:p>
          </draw:text-box>
        </draw:frame>
        <draw:frame draw:style-name="gr27" draw:text-style-name="P8" draw:layer="layout" svg:width="2.5cm" svg:height="1.1cm" svg:x="17.8cm" svg:y="16.3cm">
          <draw:text-box>
            <text:p>N7</text:p>
          </draw:text-box>
        </draw:frame>
        <draw:frame draw:style-name="gr27" draw:text-style-name="P8" draw:layer="layout" svg:width="2.5cm" svg:height="1.1cm" svg:x="22cm" svg:y="10.3cm">
          <draw:text-box>
            <text:p>N6</text:p>
          </draw:text-box>
        </draw:frame>
        <draw:frame draw:style-name="gr28" draw:text-style-name="P8" draw:layer="layout" svg:width="3.1cm" svg:height="1.673cm" svg:x="14.602cm" svg:y="4.355cm">
          <draw:text-box>
            <text:p>N3</text:p>
          </draw:text-box>
        </draw:frame>
        <draw:frame draw:style-name="gr27" draw:text-style-name="P8" draw:layer="layout" svg:width="2.5cm" svg:height="1.1cm" svg:x="21.3cm" svg:y="4.7cm">
          <draw:text-box>
            <text:p>N4</text:p>
          </draw:text-box>
        </draw:frame>
        <draw:frame draw:style-name="gr29" draw:text-style-name="P8" draw:layer="layout" svg:width="2.5cm" svg:height="1cm" svg:x="7.2cm" svg:y="4.7cm">
          <draw:text-box>
            <text:p>N2</text:p>
          </draw:text-box>
        </draw:frame>
        <draw:frame draw:style-name="gr27" draw:text-style-name="P8" draw:layer="layout" svg:width="2.5cm" svg:height="1.1cm" svg:x="7.1cm" svg:y="16.4cm">
          <draw:text-box>
            <text:p>N8</text:p>
          </draw:text-box>
        </draw:frame>
        <draw:line draw:style-name="gr24" draw:text-style-name="P11" draw:layer="layout" svg:x1="6.5cm" svg:y1="6.9cm" svg:x2="6.5cm" svg:y2="9.7cm">
          <text:p/>
        </draw:line>
        <draw:line draw:style-name="gr24" draw:text-style-name="P11" draw:layer="layout" svg:x1="10.2cm" svg:y1="15.1cm" svg:x2="12.9cm" svg:y2="15.1cm">
          <text:p/>
        </draw:line>
        <draw:line draw:style-name="gr24" draw:text-style-name="P11" draw:layer="layout" svg:x1="17.1cm" svg:y1="9.9cm" svg:x2="19.7cm" svg:y2="9.9cm">
          <text:p/>
        </draw:line>
        <draw:line draw:style-name="gr24" draw:text-style-name="P11" draw:layer="layout" svg:x1="19.6cm" svg:y1="4.4cm" svg:x2="17.1cm" svg:y2="4.4cm">
          <text:p/>
        </draw:line>
        <draw:line draw:style-name="gr24" draw:text-style-name="P11" draw:layer="layout" svg:x1="13.1cm" svg:y1="12.6cm" svg:x2="13.1cm" svg:y2="14.5cm">
          <text:p/>
        </draw:line>
        <draw:frame draw:style-name="gr27" draw:text-style-name="P8" draw:layer="layout" svg:width="2.5cm" svg:height="1.1cm" svg:x="15.2cm" svg:y="9.9cm">
          <draw:text-box>
            <text:p>N5</text:p>
          </draw:text-box>
        </draw:frame>
        <draw:frame draw:style-name="gr27" draw:text-style-name="P8" draw:layer="layout" svg:width="2.5cm" svg:height="1.1cm" svg:x="7cm" svg:y="10.5cm">
          <draw:text-box>
            <text:p>N1</text:p>
          </draw:text-box>
        </draw:frame>
        <draw:line draw:style-name="gr24" draw:text-style-name="P11" draw:layer="layout" svg:x1="18cm" svg:y1="16.8cm" svg:x2="15.2cm" svg:y2="16cm">
          <text:p/>
        </draw:line>
        <draw:line draw:style-name="gr24" draw:text-style-name="P11" draw:layer="layout" svg:x1="19cm" svg:y1="16.8cm" svg:x2="21.3cm" svg:y2="16cm">
          <text:p/>
        </draw:line>
        <draw:frame draw:style-name="gr30" draw:text-style-name="P6" draw:layer="layout" svg:width="4.141cm" svg:height="1.516cm" svg:x="22.3cm" svg:y="8.676cm">
          <draw:text-box>
            <text:p><text:span text:style-name="T3">I</text:span><text:span text:style-name="T6">b</text:span></text:p>
          </draw:text-box>
        </draw:frame>
        <draw:custom-shape draw:style-name="gr17" draw:text-style-name="P7" draw:layer="layout" svg:width="0.318cm" svg:height="0.3cm" svg:x="15.082cm" svg:y="1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" style:display-name="Objeto sem preenchimento_1" style:family="graphic" style:parent-style-name="Padrão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6:13:12.821032617</meta:creation-date>
    <dc:date>2021-03-21T16:13:54.753448660</dc:date>
    <meta:editing-duration>PT42S</meta:editing-duration>
    <meta:editing-cycles>1</meta:editing-cycles>
    <meta:document-statistic meta:object-count="124"/>
    <meta:generator>LibreOffice/6.4.6.2$Linux_X86_64 LibreOffice_project/40$Build-2</meta:generator>
  </office:meta>
</office:document-meta>
</file>